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7.2862in" svg:height="8.80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2" text:anchor-type="paragraph" svg:width="7.328in" svg:height="3.551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ct3" text:anchor-type="paragraph" svg:width="7.3429in" svg:height="3.551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Object5" text:anchor-type="paragraph" svg:width="7.3673in" svg:height="3.5508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4" text:anchor-type="paragraph" svg:width="7.3555in" svg:height="3.551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1T00:45:19</meta:creation-date>
    <dc:date>2012-08-21T00:52:14</dc:date>
    <meta:editing-duration>PT6M56S</meta:editing-duration>
    <meta:editing-cycles>3</meta:editing-cycles>
    <meta:generator>LibreOffice/3.4$Unix LibreOffice_project/340m1$Build-402</meta:generator>
    <meta:document-statistic meta:table-count="0" meta:image-count="0" meta:object-count="5" meta:page-count="6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color="#000000" fo:font-size="10pt" style:font-size-asian="10pt" style:font-family-complex="Arial" style:font-size-complex="10pt"/>
    </style:style>
    <style:style style:name="ch5" style:family="chart">
      <style:chart-properties chart:vertical="true" chart:include-hidden-cells="false" chart:treat-empty-cells="leave-gap"/>
    </style:style>
    <style:style style:name="ch6" style:family="chart" style:data-style-name="N0">
      <style:chart-properties chart:display-label="true" chart:logarithmic="false" chart:reverse-direction="true" text:line-break="fals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 style:data-style-name="N0">
      <style:chart-properties chart:display-label="true" chart:logarithmic="false" chart:minimum="0.7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8.506cm" svg:height="22.376cm" xlink:href="." xlink:type="simple" chart:class="chart:bar" chart:style-name="ch1">
        <chart:title svg:x="7.99cm" svg:y="0.781cm" chart:style-name="ch2">
          <text:p>Overall</text:p>
        </chart:title>
        <chart:subtitle svg:x="8.507cm" svg:y="1.82cm" chart:style-name="ch3">
          <text:p>sub-title</text:p>
        </chart:subtitle>
        <chart:legend chart:legend-position="end" svg:x="15.421cm" svg:y="10.144cm" style:legend-expansion="high" chart:style-name="ch4"/>
        <chart:plot-area chart:style-name="ch5" chart:data-source-has-labels="both" svg:x="1.516cm" svg:y="1.371cm" svg:width="13.451cm" svg:height="20.903cm">
          <chartooo:coordinate-region svg:x="4.587cm" svg:y="2.019cm" svg:width="10.134cm" svg:height="20.255cm"/>
          <chart:axis chart:dimension="x" chart:name="primary-x" chart:style-name="ch6" chartooo:axis-type="auto">
            <chartooo:date-scale/>
            <chart:categories table:cell-range-address="local-table.$A$2:.$A$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25" chart:label-cell-address="local-table.$B$1" chart:class="chart:bar">
            <chart:data-point chart:repeated="24"/>
          </chart:series>
          <chart:series chart:style-name="ch10" chart:values-cell-range-address="local-table.$C$2:.$C$25" chart:label-cell-address="local-table.$C$1" chart:class="chart:bar">
            <chart:data-point chart:repeated="24"/>
          </chart:series>
          <chart:series chart:style-name="ch11" chart:values-cell-range-address="local-table.$D$2:.$D$25" chart:label-cell-address="local-table.$D$1" chart:class="chart:bar">
            <chart:data-point chart:repeated="24"/>
          </chart:series>
          <chart:series chart:style-name="ch12" chart:values-cell-range-address="local-table.$E$2:.$E$25" chart:label-cell-address="local-table.$E$1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verse Length</text:p>
              </table:table-cell>
              <table:table-cell office:value-type="string">
                <text:p>Rating</text:p>
              </table:table-cell>
              <table:table-cell office:value-type="string">
                <text:p>MRR</text:p>
              </table:table-cell>
              <table:table-cell office:value-type="string">
                <text:p>&gt;0</text:p>
              </table:table-cell>
            </table:table-row>
          </table:table-header-rows>
          <table:table-rows>
            <table:table-row>
              <table:table-cell office:value-type="string">
                <text:p>augNorm</text:p>
              </table:table-cell>
              <table:table-cell office:value-type="float" office:value="0.991739081883335">
                <text:p>0.991739081883335</text:p>
              </table:table-cell>
              <table:table-cell office:value-type="float" office:value="1.07322049617436">
                <text:p>1.07322049617436</text:p>
              </table:table-cell>
              <table:table-cell office:value-type="float" office:value="1.06498957985182">
                <text:p>1.06498957985182</text:p>
              </table:table-cell>
              <table:table-cell office:value-type="float" office:value="1.05238271148873">
                <text:p>1.05238271148873</text:p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1.01635715771952">
                <text:p>1.01635715771952</text:p>
              </table:table-cell>
              <table:table-cell office:value-type="float" office:value="0.816508230929748">
                <text:p>0.816508230929748</text:p>
              </table:table-cell>
              <table:table-cell office:value-type="float" office:value="0.874445116181795">
                <text:p>0.874445116181795</text:p>
              </table:table-cell>
              <table:table-cell office:value-type="float" office:value="0.875064647210935">
                <text:p>0.875064647210935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0.981023176879358">
                <text:p>0.981023176879358</text:p>
              </table:table-cell>
              <table:table-cell office:value-type="float" office:value="1.09325295617899">
                <text:p>1.09325295617899</text:p>
              </table:table-cell>
              <table:table-cell office:value-type="float" office:value="1.07120333713735">
                <text:p>1.07120333713735</text:p>
              </table:table-cell>
              <table:table-cell office:value-type="float" office:value="1.04617657923901">
                <text:p>1.04617657923901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1.01017754477396">
                <text:p>1.01017754477396</text:p>
              </table:table-cell>
              <table:table-cell office:value-type="float" office:value="0.847669835381406">
                <text:p>0.847669835381406</text:p>
              </table:table-cell>
              <table:table-cell office:value-type="float" office:value="0.897218133142526">
                <text:p>0.897218133142526</text:p>
              </table:table-cell>
              <table:table-cell office:value-type="float" office:value="0.898115995567047">
                <text:p>0.898115995567047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1.02132992514532">
                <text:p>1.02132992514532</text:p>
              </table:table-cell>
              <table:table-cell office:value-type="float" office:value="0.786088569441224">
                <text:p>0.786088569441224</text:p>
              </table:table-cell>
              <table:table-cell office:value-type="float" office:value="0.852640476979846">
                <text:p>0.852640476979846</text:p>
              </table:table-cell>
              <table:table-cell office:value-type="float" office:value="0.86087920206871">
                <text:p>0.86087920206871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1.09092406476829">
                <text:p>1.09092406476829</text:p>
              </table:table-cell>
              <table:table-cell office:value-type="float" office:value="1.29283561326223">
                <text:p>1.29283561326223</text:p>
              </table:table-cell>
              <table:table-cell office:value-type="float" office:value="1.25090196990901">
                <text:p>1.25090196990901</text:p>
              </table:table-cell>
              <table:table-cell office:value-type="float" office:value="1.15611377909125">
                <text:p>1.15611377909125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0.921764134208936">
                <text:p>0.921764134208936</text:p>
              </table:table-cell>
              <table:table-cell office:value-type="float" office:value="1.21901228843033">
                <text:p>1.21901228843033</text:p>
              </table:table-cell>
              <table:table-cell office:value-type="float" office:value="1.1485928596935">
                <text:p>1.1485928596935</text:p>
              </table:table-cell>
              <table:table-cell office:value-type="float" office:value="1.14015515330624">
                <text:p>1.14015515330624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0.951405796536883">
                <text:p>0.951405796536883</text:p>
              </table:table-cell>
              <table:table-cell office:value-type="float" office:value="0.882541154648737">
                <text:p>0.882541154648737</text:p>
              </table:table-cell>
              <table:table-cell office:value-type="float" office:value="0.918554723094396">
                <text:p>0.918554723094396</text:p>
              </table:table-cell>
              <table:table-cell office:value-type="float" office:value="0.932693018101218">
                <text:p>0.932693018101218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0.943303174848404">
                <text:p>0.943303174848404</text:p>
              </table:table-cell>
              <table:table-cell office:value-type="float" office:value="1.170415024345">
                <text:p>1.170415024345</text:p>
              </table:table-cell>
              <table:table-cell office:value-type="float" office:value="1.11616834440355">
                <text:p>1.11616834440355</text:p>
              </table:table-cell>
              <table:table-cell office:value-type="float" office:value="1.12153675655708">
                <text:p>1.12153675655708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0.944817598019306">
                <text:p>0.944817598019306</text:p>
              </table:table-cell>
              <table:table-cell office:value-type="float" office:value="0.928541618363087">
                <text:p>0.928541618363087</text:p>
              </table:table-cell>
              <table:table-cell office:value-type="float" office:value="0.951059936530909">
                <text:p>0.951059936530909</text:p>
              </table:table-cell>
              <table:table-cell office:value-type="float" office:value="0.968156630956779">
                <text:p>0.968156630956779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0.959064715006575">
                <text:p>0.959064715006575</text:p>
              </table:table-cell>
              <table:table-cell office:value-type="float" office:value="0.846556920936704">
                <text:p>0.846556920936704</text:p>
              </table:table-cell>
              <table:table-cell office:value-type="float" office:value="0.88616248706308">
                <text:p>0.88616248706308</text:p>
              </table:table-cell>
              <table:table-cell office:value-type="float" office:value="0.910528260066495">
                <text:p>0.910528260066495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1.02751745971644">
                <text:p>1.02751745971644</text:p>
              </table:table-cell>
              <table:table-cell office:value-type="float" office:value="1.43083700440528">
                <text:p>1.43083700440528</text:p>
              </table:table-cell>
              <table:table-cell office:value-type="float" office:value="1.34364027994187">
                <text:p>1.34364027994187</text:p>
              </table:table-cell>
              <table:table-cell office:value-type="float" office:value="1.21817510158847">
                <text:p>1.21817510158847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0.940922793905187">
                <text:p>0.940922793905187</text:p>
              </table:table-cell>
              <table:table-cell office:value-type="float" office:value="1.17672153953165">
                <text:p>1.17672153953165</text:p>
              </table:table-cell>
              <table:table-cell office:value-type="float" office:value="1.12454481201703">
                <text:p>1.12454481201703</text:p>
              </table:table-cell>
              <table:table-cell office:value-type="float" office:value="1.12153675655708">
                <text:p>1.12153675655708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0.961632542573087">
                <text:p>0.961632542573087</text:p>
              </table:table-cell>
              <table:table-cell office:value-type="float" office:value="0.865105495015071">
                <text:p>0.865105495015071</text:p>
              </table:table-cell>
              <table:table-cell office:value-type="float" office:value="0.905191110023181">
                <text:p>0.905191110023181</text:p>
              </table:table-cell>
              <table:table-cell office:value-type="float" office:value="0.924713705208718">
                <text:p>0.924713705208718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1.04111782509538">
                <text:p>1.04111782509538</text:p>
              </table:table-cell>
              <table:table-cell office:value-type="float" office:value="1.00644562949223">
                <text:p>1.00644562949223</text:p>
              </table:table-cell>
              <table:table-cell office:value-type="float" office:value="0.987874430994006">
                <text:p>0.987874430994006</text:p>
              </table:table-cell>
              <table:table-cell office:value-type="float" office:value="1.00450683413373">
                <text:p>1.00450683413373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0.954174968745117">
                <text:p>0.954174968745117</text:p>
              </table:table-cell>
              <table:table-cell office:value-type="float" office:value="0.907396243913749">
                <text:p>0.907396243913749</text:p>
              </table:table-cell>
              <table:table-cell office:value-type="float" office:value="0.927463798475208">
                <text:p>0.927463798475208</text:p>
              </table:table-cell>
              <table:table-cell office:value-type="float" office:value="0.953084595493166">
                <text:p>0.953084595493166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0.969419195427392">
                <text:p>0.969419195427392</text:p>
              </table:table-cell>
              <table:table-cell office:value-type="float" office:value="0.832460004637144">
                <text:p>0.832460004637144</text:p>
              </table:table-cell>
              <table:table-cell office:value-type="float" office:value="0.886178626692391">
                <text:p>0.886178626692391</text:p>
              </table:table-cell>
              <table:table-cell office:value-type="float" office:value="0.906095308459548">
                <text:p>0.906095308459548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1.11714676150398">
                <text:p>1.11714676150398</text:p>
              </table:table-cell>
              <table:table-cell office:value-type="float" office:value="1.20306051472293">
                <text:p>1.20306051472293</text:p>
              </table:table-cell>
              <table:table-cell office:value-type="float" office:value="1.13944168987299">
                <text:p>1.13944168987299</text:p>
              </table:table-cell>
              <table:table-cell office:value-type="float" office:value="1.10025858884374">
                <text:p>1.10025858884374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0.987728247022426">
                <text:p>0.987728247022426</text:p>
              </table:table-cell>
              <table:table-cell office:value-type="float" office:value="1.12293067470438">
                <text:p>1.12293067470438</text:p>
              </table:table-cell>
              <table:table-cell office:value-type="float" office:value="1.08041906547511">
                <text:p>1.08041906547511</text:p>
              </table:table-cell>
              <table:table-cell office:value-type="float" office:value="1.08784632434429">
                <text:p>1.08784632434429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0.986949911096743">
                <text:p>0.986949911096743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74203021742097">
                <text:p>0.874203021742097</text:p>
              </table:table-cell>
              <table:table-cell office:value-type="float" office:value="0.917620982637605">
                <text:p>0.917620982637605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1.11955363282145">
                <text:p>1.11955363282145</text:p>
              </table:table-cell>
              <table:table-cell office:value-type="float" office:value="0.91147693021099">
                <text:p>0.91147693021099</text:p>
              </table:table-cell>
              <table:table-cell office:value-type="float" office:value="0.919281006413485">
                <text:p>0.919281006413485</text:p>
              </table:table-cell>
              <table:table-cell office:value-type="float" office:value="0.945991872922053">
                <text:p>0.945991872922053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0.981318808261008">
                <text:p>0.981318808261008</text:p>
              </table:table-cell>
              <table:table-cell office:value-type="float" office:value="0.868444238349177">
                <text:p>0.868444238349177</text:p>
              </table:table-cell>
              <table:table-cell office:value-type="float" office:value="0.884209591916197">
                <text:p>0.884209591916197</text:p>
              </table:table-cell>
              <table:table-cell office:value-type="float" office:value="0.938012560029552">
                <text:p>0.938012560029552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0.991557894523161">
                <text:p>0.991557894523161</text:p>
              </table:table-cell>
              <table:table-cell office:value-type="float" office:value="0.808346858335265">
                <text:p>0.808346858335265</text:p>
              </table:table-cell>
              <table:table-cell office:value-type="float" office:value="0.856788361713302">
                <text:p>0.856788361713302</text:p>
              </table:table-cell>
              <table:table-cell office:value-type="float" office:value="0.888363502031769">
                <text:p>0.888363502031769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1.17917451235999">
                <text:p>1.17917451235999</text:p>
              </table:table-cell>
              <table:table-cell office:value-type="float" office:value="1.06802689543241">
                <text:p>1.06802689543241</text:p>
              </table:table-cell>
              <table:table-cell office:value-type="float" office:value="1.03882724073535">
                <text:p>1.03882724073535</text:p>
              </table:table-cell>
              <table:table-cell office:value-type="float" office:value="1.03199113409678">
                <text:p>1.03199113409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8.612cm" svg:height="9.02cm" xlink:href="." xlink:type="simple" chart:class="chart:bar" chart:style-name="ch1">
        <chart:title svg:x="6.531cm" svg:y="0.316cm" chart:style-name="ch2">
          <text:p>Sentence Length (top two)</text:p>
        </chart:title>
        <chart:subtitle svg:x="8.467cm" svg:y="1.286cm" chart:style-name="ch3">
          <text:p>Minimize</text:p>
        </chart:subtitle>
        <chart:plot-area chart:style-name="ch4" chart:data-source-has-labels="both" svg:x="0.822cm" svg:y="2.321cm" svg:width="17.046cm" svg:height="6.099cm">
          <chartooo:coordinate-region svg:x="1.469cm" svg:y="2.52cm" svg:width="16.399cm" svg:height="2.83cm"/>
          <chart:axis chart:dimension="x" chart:name="primary-x" chart:style-name="ch5" chartooo:axis-type="auto">
            <chartooo:date-scale/>
            <chart:categories table:cell-range-address="local-table.$A$2:.$A$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1" chart:label-cell-address="local-table.$B$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ugNorm</text:p>
              </table:table-cell>
              <table:table-cell office:value-type="float" office:value="12.8597911227154">
                <text:p>12.8597911227154</text:p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12.5483028720627">
                <text:p>12.5483028720627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13.0002610966057">
                <text:p>13.0002610966057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12.6250652741514">
                <text:p>12.6250652741514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12.4872062663185">
                <text:p>12.4872062663185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11.6906005221932">
                <text:p>11.6906005221932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13.8360313315927">
                <text:p>13.8360313315927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13.4049608355091">
                <text:p>13.4049608355091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13.5201044386423">
                <text:p>13.5201044386423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13.4984334203655">
                <text:p>13.4984334203655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13.2979112271541">
                <text:p>13.2979112271541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12.4120104438642">
                <text:p>12.4120104438642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13.5543080939948">
                <text:p>13.5543080939948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13.2624020887728">
                <text:p>13.2624020887728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12.2498694516971">
                <text:p>12.2498694516971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13.3660574412532">
                <text:p>13.3660574412532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13.1558746736292">
                <text:p>13.1558746736292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11.4161879895561">
                <text:p>11.4161879895561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12.9120104438642">
                <text:p>12.9120104438642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12.9221932114882">
                <text:p>12.9221932114882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11.3916449086162">
                <text:p>11.3916449086162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12.9963446475196">
                <text:p>12.9963446475196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12.8621409921671">
                <text:p>12.8621409921671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10.8156657963446">
                <text:p>10.8156657963446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2.7535574412533">
                <text:p>12.7535574412533</text:p>
              </table:table-cell>
            </table:table-row>
            <table:table-row>
              <table:table-cell office:value-type="string">
                <text:p>Std. deviation</text:p>
              </table:table-cell>
              <table:table-cell office:value-type="float" office:value="2.66853600483701">
                <text:p>2.6685360048370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7.12108440911149">
                <text:p>7.12108440911149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12.5">
                <text:p>1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8.651cm" svg:height="9.02cm" xlink:href="." xlink:type="simple" chart:class="chart:bar" chart:style-name="ch1">
        <chart:title svg:x="8.03cm" svg:y="0.316cm" chart:style-name="ch2">
          <text:p>Rating (0-5)</text:p>
        </chart:title>
        <chart:subtitle svg:x="8.439cm" svg:y="1.286cm" chart:style-name="ch3">
          <text:p>Maximize</text:p>
        </chart:subtitle>
        <chart:plot-area chart:style-name="ch4" chart:data-source-has-labels="both" svg:x="0.823cm" svg:y="2.321cm" svg:width="17.082cm" svg:height="6.099cm">
          <chartooo:coordinate-region svg:x="1.26cm" svg:y="2.52cm" svg:width="16.645cm" svg:height="2.83cm"/>
          <chart:axis chart:dimension="x" chart:name="primary-x" chart:style-name="ch5" chartooo:axis-type="auto">
            <chartooo:date-scale/>
            <chart:categories table:cell-range-address="local-table.$A$2:.$A$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1" chart:label-cell-address="local-table.$B$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ng</text:p>
              </table:table-cell>
            </table:table-row>
          </table:table-header-rows>
          <table:table-rows>
            <table:table-row>
              <table:table-cell office:value-type="string">
                <text:p>augNorm</text:p>
              </table:table-cell>
              <table:table-cell office:value-type="float" office:value="1.51070496083551">
                <text:p>1.51070496083551</text:p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1.14934725848564">
                <text:p>1.14934725848564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1.53890339425587">
                <text:p>1.53890339425587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1.19321148825065">
                <text:p>1.19321148825065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1.1065274151436">
                <text:p>1.1065274151436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1.81984334203655">
                <text:p>1.81984334203655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1.71592689295039">
                <text:p>1.71592689295039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1.24229765013055">
                <text:p>1.24229765013055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1.64751958224543">
                <text:p>1.64751958224543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1.30704960835509">
                <text:p>1.30704960835509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1.19164490861619">
                <text:p>1.19164490861619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2.01409921671018">
                <text:p>2.01409921671018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1.65639686684073">
                <text:p>1.65639686684073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1.2177545691906">
                <text:p>1.2177545691906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1.41671018276762">
                <text:p>1.41671018276762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1.27728459530026">
                <text:p>1.27728459530026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1.17180156657963">
                <text:p>1.17180156657963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1.69347258485639">
                <text:p>1.69347258485639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1.58067885117493">
                <text:p>1.58067885117493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1.18537859007833">
                <text:p>1.18537859007833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1.28302872062663">
                <text:p>1.28302872062663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1.22245430809399">
                <text:p>1.22245430809399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1.1378590078329">
                <text:p>1.1378590078329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1.50339425587467">
                <text:p>1.50339425587467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.40763707571802">
                <text:p>1.40763707571802</text:p>
              </table:table-cell>
            </table:table-row>
            <table:table-row>
              <table:table-cell office:value-type="string">
                <text:p>Std. deviation</text:p>
              </table:table-cell>
              <table:table-cell office:value-type="float" office:value="1.45632709401618">
                <text:p>1.45632709401618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.12088860476562">
                <text:p>2.12088860476562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8.682cm" svg:height="9.02cm" xlink:href="." xlink:type="simple" chart:class="chart:bar" chart:style-name="ch1">
        <chart:title svg:x="8.314cm" svg:y="0.316cm" chart:style-name="ch2">
          <text:p>Non-zero</text:p>
        </chart:title>
        <chart:subtitle svg:x="8.455cm" svg:y="1.286cm" chart:style-name="ch3">
          <text:p>Maximize</text:p>
        </chart:subtitle>
        <chart:plot-area chart:style-name="ch4" chart:data-source-has-labels="both" svg:x="0.823cm" svg:y="2.321cm" svg:width="17.113cm" svg:height="6.099cm">
          <chartooo:coordinate-region svg:x="1.563cm" svg:y="2.521cm" svg:width="16.373cm" svg:height="2.829cm"/>
          <chart:axis chart:dimension="x" chart:name="primary-x" chart:style-name="ch5" chartooo:axis-type="auto">
            <chartooo:date-scale/>
            <chart:categories table:cell-range-address="local-table.$A$2:.$A$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1" chart:label-cell-address="local-table.$B$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zero</text:p>
              </table:table-cell>
            </table:table-row>
          </table:table-header-rows>
          <table:table-rows>
            <table:table-row>
              <table:table-cell office:value-type="string">
                <text:p>augNorm</text:p>
              </table:table-cell>
              <table:table-cell office:value-type="float" office:value="0.619843342036553">
                <text:p>0.619843342036553</text:p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0.515404699738903">
                <text:p>0.515404699738903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0.616187989556135">
                <text:p>0.616187989556135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0.528981723237597">
                <text:p>0.528981723237597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0.50704960835509">
                <text:p>0.50704960835509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0.680939947780678">
                <text:p>0.680939947780678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0.67154046997389">
                <text:p>0.67154046997389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0.549347258485638">
                <text:p>0.549347258485638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0.660574412532638">
                <text:p>0.660574412532638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0.570234986945169">
                <text:p>0.570234986945169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0.536292428198433">
                <text:p>0.536292428198433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0.717493472584856">
                <text:p>0.717493472584856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0.660574412532638">
                <text:p>0.660574412532638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0.544647519582245">
                <text:p>0.544647519582245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0.591644908616186">
                <text:p>0.591644908616186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0.561357702349869">
                <text:p>0.561357702349869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0.533681462140991">
                <text:p>0.533681462140991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0.648041775456919">
                <text:p>0.648041775456919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0.640731070496084">
                <text:p>0.640731070496084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0.540469973890338">
                <text:p>0.540469973890338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0.557180156657962">
                <text:p>0.557180156657962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0.552480417754568">
                <text:p>0.552480417754568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0.523237597911226">
                <text:p>0.523237597911226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0.607832898172322">
                <text:p>0.607832898172322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0.588990426457789">
                <text:p>0.588990426457789</text:p>
              </table:table-cell>
            </table:table-row>
            <table:table-row>
              <table:table-cell office:value-type="string">
                <text:p>Std. deviation</text:p>
              </table:table-cell>
              <table:table-cell office:value-type="float" office:value="0.492022328068194">
                <text:p>0.492022328068194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0.242085971317645">
                <text:p>0.242085971317645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8.712cm" svg:height="9.018cm" xlink:href="." xlink:type="simple" chart:class="chart:bar" chart:style-name="ch1">
        <chart:title svg:x="8.748cm" svg:y="0.316cm" chart:style-name="ch2">
          <text:p>MRR</text:p>
        </chart:title>
        <chart:subtitle svg:x="8.47cm" svg:y="1.286cm" chart:style-name="ch3">
          <text:p>Maximize</text:p>
        </chart:subtitle>
        <chart:plot-area chart:style-name="ch4" chart:data-source-has-labels="both" svg:x="0.824cm" svg:y="2.321cm" svg:width="17.14cm" svg:height="6.097cm">
          <chartooo:coordinate-region svg:x="1.564cm" svg:y="2.521cm" svg:width="16.4cm" svg:height="2.827cm"/>
          <chart:axis chart:dimension="x" chart:name="primary-x" chart:style-name="ch5" chartooo:axis-type="auto">
            <chartooo:date-scale/>
            <chart:categories table:cell-range-address="local-table.$A$2:.$A$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1" chart:label-cell-address="local-table.$B$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r</text:p>
              </table:table-cell>
            </table:table-row>
          </table:table-header-rows>
          <table:table-rows>
            <table:table-row>
              <table:table-cell office:value-type="string">
                <text:p>augNorm</text:p>
              </table:table-cell>
              <table:table-cell office:value-type="float" office:value="0.191430229184798">
                <text:p>0.191430229184798</text:p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0.157180156657964">
                <text:p>0.157180156657964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0.192547142442704">
                <text:p>0.192547142442704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0.161273571221352">
                <text:p>0.161273571221352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0.153260806498405">
                <text:p>0.153260806498405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0.224847693646649">
                <text:p>0.224847693646649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0.206457789382071">
                <text:p>0.206457789382071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0.165108790252393">
                <text:p>0.165108790252393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0.200629532927183">
                <text:p>0.200629532927183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0.170951552074268">
                <text:p>0.170951552074268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0.1592863359443">
                <text:p>0.1592863359443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0.241517261386713">
                <text:p>0.241517261386713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0.202135190020307">
                <text:p>0.202135190020307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0.162706701479547">
                <text:p>0.162706701479547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0.177568900493182">
                <text:p>0.177568900493182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0.166710182767624">
                <text:p>0.166710182767624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0.159289237017696">
                <text:p>0.159289237017696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0.204812880765884">
                <text:p>0.204812880765884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0.19420365535248">
                <text:p>0.19420365535248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0.157136640557006">
                <text:p>0.157136640557006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0.165239338555265">
                <text:p>0.165239338555265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0.158935306063243">
                <text:p>0.158935306063243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0.154006382361474">
                <text:p>0.154006382361474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0.186727589208007">
                <text:p>0.186727589208007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0.179748452760866">
                <text:p>0.179748452760866</text:p>
              </table:table-cell>
            </table:table-row>
            <table:table-row>
              <table:table-cell office:value-type="string">
                <text:p>Std. deviation</text:p>
              </table:table-cell>
              <table:table-cell office:value-type="float" office:value="0.172601208719065">
                <text:p>0.172601208719065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0.0297911772512824">
                <text:p>0.0297911772512824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